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ntium Plus" svg:font-family="'Gentium Plus'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ntium Plus1" svg:font-family="'Gentium Plu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767676" style:font-name="Calibri" fo:font-size="10pt" fo:language="en" fo:country="GB" style:font-name-asian="Calibri1" style:font-size-asian="10pt" style:language-asian="zh" style:country-asian="CN" style:font-name-complex="Calibri1" style:font-size-complex="10pt" style:language-complex="ar" style:country-complex="SA"/>
    </style:style>
    <style:style style:name="P2" style:family="paragraph" style:parent-style-name="DQ-San-Body-Text">
      <style:text-properties fo:language="en" fo:country="US" style:language-asian="zh" style:country-asian="CN" style:language-complex="ar" style:country-complex="SA"/>
    </style:style>
    <style:style style:name="P3" style:family="paragraph" style:parent-style-name="DQ-San-Body-Text">
      <style:text-properties officeooo:rsid="0002c6c8" officeooo:paragraph-rsid="0002c6c8"/>
    </style:style>
    <style:style style:name="P4" style:family="paragraph" style:parent-style-name="DQ-San-Body-Text">
      <style:text-properties officeooo:rsid="0002ed67" officeooo:paragraph-rsid="0002ed67"/>
    </style:style>
    <style:style style:name="P5" style:family="paragraph" style:parent-style-name="DQ-San-Heading-1" style:master-page-name="Standard">
      <style:paragraph-properties fo:margin-top="0.1665in" fo:margin-bottom="0.0417in" loext:contextual-spacing="false" style:page-number="auto"/>
    </style:style>
    <style:style style:name="T1" style:family="text">
      <style:text-properties fo:language="en" fo:country="US" style:language-asian="zh" style:country-asian="CN" style:language-complex="ar" style:country-complex="SA"/>
    </style:style>
    <style:style style:name="T2" style:family="text">
      <style:text-properties fo:language="en" fo:country="US" officeooo:rsid="0002c6c8" style:language-asian="zh" style:country-asian="CN" style:language-complex="ar" style:country-complex="SA"/>
    </style:style>
    <style:style style:name="T3" style:family="text">
      <style:text-properties fo:language="en" fo:country="US" officeooo:rsid="0002ed67" style:language-asian="zh" style:country-asian="CN" style:language-complex="ar" style:country-complex="SA"/>
    </style:style>
    <style:style style:name="T4" style:family="text">
      <style:text-properties fo:language="en" fo:country="US" fo:font-weight="bold" style:language-asian="zh" style:country-asian="CN" style:font-weight-asian="bold" style:language-complex="ar" style:country-complex="SA" style:font-weight-complex="bold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2019.02</text:span></text:p>
      <text:p text:style-name="DQ-San-Doc-Stamp">01 February 2019</text:p>
      <text:p text:style-name="DQ-San-Doc-Stamp">02:30</text:p>
      <text:p text:style-name="P2"/>
      <text:p text:style-name="DQ-San-Body-Text"><text:span text:style-name="T4">Fri 01 Feb 2019</text:span></text:p>
      <text:p text:style-name="DQ-San-Body-Text"><text:span text:style-name="T1">(2019.02.01 0245h) JW Marriott Jakarta check-out 7,226,000 IDR (~S$700)*-1189</text:span></text:p>
      <text:p text:style-name="DQ-San-Body-Text"><text:span text:style-name="T1">(2019.02.01 0300h) Hotel car Marriott Jakarta → Soekarno airport</text:span></text:p>
      <text:p text:style-name="DQ-San-Body-Text"><text:span text:style-name="T1">(2019.02.01 0351h) Soekarno airport shop pineapple cake, mango cake 313,500 IDR (~S$31) *-8892</text:span></text:p>
      <text:p text:style-name="DQ-San-Body-Text"><text:span text:style-name="T1">(2019.02.01 0822h) Grabcar Changi T3B1D2 → OTH $23.50 *-CORP</text:span></text:p>
      <text:p text:style-name="P3"><text:span text:style-name="T1">(2019.02.01 0900h) LibreOffice (pbook, OTH.DQ, KVE1.DQ –</text:span><text:span text:style-name="T3"> installed 2019.02.02 0800h</text:span><text:span text:style-name="T1">)</text:span></text:p>
      <text:p text:style-name="P3"><text:span text:style-name="T1">sppdqlsh\AppData\Roaming\LibreOffice\4\user\ -&gt; sppdqlsh\0\Scene\1\db\Config\libreoffice\4\user\</text:span></text:p>
      <text:p text:style-name="P3"><text:span text:style-name="T1">~/.config/libreoffice/4/user -&gt; ~/0/Scene/1/db/Config/libreoffice/4/user/</text:span></text:p>
      <text:p text:style-name="DQ-San-Body-Text"><text:span text:style-name="T1">(2019.02.01 1040h) Couldn’t get Grab; Esther called Taxi OTH → Fullerton Bay Hotel ($11.65 plus tip) $15 *-cash </text:span></text:p>
      <text:p text:style-name="DQ-San-Body-Text"><text:span text:style-name="T1">(2019.02.01 1105h) 2019.02.01.1100h-Nicolas.Berggruen-Fullerton-Bay</text:span></text:p>
      <text:p text:style-name="DQ-San-Body-Text"><text:span text:style-name="T1">(2019.02.01 1158h) Grabcar Fullerton Bay Hotel → OTH $21 *-CORP</text:span></text:p>
      <text:p text:style-name="DQ-San-Body-Text"><text:span text:style-name="T1">(2019.02.01 1530h) Paid LKYSPP for its advance on flights for 2018.10.20-21-London-CGET </text:span><text:span text:style-name="T2">$7002.44 *-3760</text:span></text:p>
      <text:p text:style-name="DQ-San-Body-Text"><text:span text:style-name="T2"/></text:p>
      <text:p text:style-name="P4"><text:span text:style-name="T4">Sat 02 Feb 2019</text:span></text:p>
      <text:p text:style-name="P4"><text:span text:style-name="T1">(2019.02.02 1100h) </text:span><text:span text:style-name="T2">Slow but I'm back running after a month off due to what I am positive was a broken toe but that my sensible Hakka wife reckons a bad mosquito bite at best. #GetUpGetOut #GetFit</text:span></text:p>
      <text:p text:style-name="P4"><text:span text:style-name="T2">F</text:span><text:span text:style-name="T1">acebook</text:span></text:p>
      <text:p text:style-name="DQ-San-Body-Text"><text:span text:style-name="T2"/></text:p>
      <text:p text:style-name="P2"/>
      <text:p text:style-name="P1"/>
      <text:p text:style-name="DQ-San-Body-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ntium Plus" svg:font-family="'Gentium Plus'" style:font-family-generic="roman" style:font-pitch="variable"/>
    <style:font-face style:name="Liberation Sans" svg:font-family="'Liberation Sans'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Gentium Plus1" svg:font-family="'Gentium Plu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Plus" fo:font-size="12pt" fo:language="en" fo:country="GB" style:letter-kerning="true" style:font-name-asian="Gentium Plus1" style:font-size-asian="12pt" style:language-asian="zh" style:country-asian="CN" style:font-name-complex="Gentium Plus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entium Plus" fo:font-size="12pt" fo:language="en" fo:country="GB" style:letter-kerning="true" style:font-name-asian="Gentium Plus1" style:font-size-asian="12pt" style:language-asian="zh" style:country-asian="CN" style:font-name-complex="Gentium Plus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Gentium Plus" fo:font-family="'Gentium Plus'" style:font-family-generic="roman" style:font-pitch="variable" fo:font-size="12pt" fo:language="en" fo:country="GB" style:font-name-asian="Gentium Plus1" style:font-family-asian="'Gentium Plus'" style:font-family-generic-asian="system" style:font-pitch-asian="variable" style:font-size-asian="12pt" style:language-asian="zh" style:country-asian="CN" style:font-name-complex="Gentium Plus1" style:font-family-complex="'Gentium Plus'" style:font-family-generic-complex="system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417in" loext:contextual-spacing="false" fo:keep-together="always" fo:keep-with-next="always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_20_1" style:default-outline-level="2" style:list-style-name="" style:class="text">
      <style:text-properties fo:font-size="16pt" style:font-size-asian="16pt" style:font-size-complex="16pt"/>
    </style:style>
    <style:style style:name="Heading_20_3" style:display-name="Heading 3" style:family="paragraph" style:parent-style-name="Heading_20_2" style:default-outline-level="3" style:list-style-name="" style:class="text">
      <style:text-properties fo:font-size="14pt" style:font-size-asian="14pt" style:font-size-complex="14pt"/>
    </style:style>
    <style:style style:name="DQ-San-Heading-1" style:family="paragraph" style:parent-style-name="Heading_20_1" style:default-outline-level="">
      <style:text-properties style:font-name="Calibri" fo:font-family="Calibri" style:font-family-generic="roman" style:font-pitch="variable" fo:font-size="24pt" style:font-name-asian="Calibri1" style:font-family-asian="Calibri" style:font-family-generic-asian="system" style:font-pitch-asian="variable" style:font-size-asian="24pt" style:font-name-complex="Calibri1" style:font-family-complex="Calibri" style:font-family-generic-complex="system" style:font-pitch-complex="variable" style:font-size-complex="24pt"/>
    </style:style>
    <style:style style:name="DQ-San-Body-Text" style:family="paragraph" style:parent-style-name="Standard" style:default-outline-level="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DQ-Ser-Body-Text" style:family="paragraph" style:parent-style-name="Standard" style:default-outline-level=""/>
    <style:style style:name="DQ-Ser-Heading-1" style:family="paragraph" style:parent-style-name="DQ-San-Heading-1" style:default-outline-level="">
      <style:text-properties style:font-name="Gentium Plus" fo:font-family="'Gentium Plus'" style:font-family-generic="roman" style:font-pitch="variable" style:font-name-asian="Gentium Plus1" style:font-family-asian="'Gentium Plus'" style:font-family-generic-asian="system" style:font-pitch-asian="variable" style:font-name-complex="Gentium Plus1" style:font-family-complex="'Gentium Plus'" style:font-family-generic-complex="system" style:font-pitch-complex="variable"/>
    </style:style>
    <style:style style:name="DQ-Ser-Para-1" style:family="paragraph" style:parent-style-name="DQ-Ser-Body-Text" style:default-outline-level="">
      <style:paragraph-properties fo:margin-top="0in" fo:margin-bottom="0.1665in" loext:contextual-spacing="false"/>
    </style:style>
    <style:style style:name="DQ-San-Para-1" style:family="paragraph" style:parent-style-name="DQ-Ser-Para-1" style:default-outline-level="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DQ-San-Doc-Stamp" style:family="paragraph" style:parent-style-name="Standard" style:default-outline-level="">
      <style:paragraph-properties fo:orphans="2" fo:widows="2"/>
      <style:text-properties fo:color="#767676" style:font-name="Calibri" fo:font-family="Calibri" style:font-family-generic="roman" style:font-pitch="variable" fo:font-size="10pt" fo:language="en" fo:country="GB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01:31:40</meta:creation-date>
    <dc:language>en-US</dc:language>
    <dc:creator>Danny Quah</dc:creator>
    <dc:date>2019-02-02T11:18:43.947109985</dc:date>
    <meta:editing-cycles>12</meta:editing-cycles>
    <meta:editing-duration>PT22M47S</meta:editing-duration>
    <meta:generator>LibreOffice/5.2.7.2$Linux_X86_64 LibreOffice_project/20m0$Build-2</meta:generator>
    <meta:document-statistic meta:table-count="0" meta:image-count="0" meta:object-count="0" meta:page-count="1" meta:paragraph-count="18" meta:word-count="149" meta:character-count="1154" meta:non-whitespace-character-count="1021"/>
  </office:meta>
</office:document-meta>
</file>